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order="thin solid #000000" style:vertical-align="middle" style:cell-protect="none"/>
    </style:style>
    <style:style style:name="ce7"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8" style:family="table-cell" style:parent-style-name="Default" style:data-style-name="N38">
      <style:table-cell-properties fo:border="thin solid #000000" style:vertical-align="middle" fo:wrap-option="wrap" style:cell-protect="none" style:repeat-content="false"/>
      <style:paragraph-properties fo:text-align="end" fo:margin-right="0cm"/>
    </style:style>
    <style:style style:name="ce9" style:family="table-cell" style:parent-style-name="Default" style:data-style-name="N3">
      <style:table-cell-properties fo:border="thin solid #000000" style:vertical-align="middle" fo:background-color="#C0C0C0" style:cell-protect="protected" style:repeat-content="false"/>
      <style:paragraph-properties fo:text-align="end" fo:margin-right="0cm"/>
    </style:style>
    <style:style style:name="ce10"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11" style:family="table-cell" style:parent-style-name="Default" style:data-style-name="N0">
      <style:table-cell-properties fo:border="thin solid #000000" style:vertical-align="middle" fo:background-color="#C0C0C0" style:cell-protect="protected" style:repeat-content="false"/>
      <style:paragraph-properties fo:text-align="end" fo:margin-right="0cm"/>
    </style:style>
    <style:style style:name="ce12" style:family="table-cell" style:parent-style-name="Default" style:data-style-name="N3">
      <style:table-cell-properties fo:border="thin solid #000000" style:vertical-align="middle" fo:background-color="#969696" style:cell-protect="protected" style:repeat-content="false"/>
      <style:paragraph-properties fo:text-align="end" fo:margin-right="0cm"/>
    </style:style>
    <style:style style:name="ce13" style:family="table-cell" style:parent-style-name="Default" style:data-style-name="N39">
      <style:table-cell-properties fo:border="thin solid #000000" style:vertical-align="middle" style:cell-protect="none" style:repeat-content="false"/>
      <style:paragraph-properties fo:text-align="end" fo:margin-right="0cm"/>
    </style:style>
    <style:style style:name="ce14" style:family="table-cell" style:parent-style-name="Default" style:data-style-name="N39">
      <style:table-cell-properties fo:border="thin solid #000000" style:vertical-align="middle" fo:background-color="#969696" style:cell-protect="protected" style:repeat-content="false"/>
      <style:paragraph-properties fo:text-align="end" fo:margin-right="0cm"/>
    </style:style>
    <style:style style:name="ce15" style:family="table-cell" style:parent-style-name="Default" style:data-style-name="N39">
      <style:table-cell-properties fo:border="thin solid #000000" style:vertical-align="middle" fo:background-color="#FFFFFF" style:cell-protect="none" style:repeat-content="false"/>
      <style:paragraph-properties fo:text-align="end" fo:margin-right="0cm"/>
    </style:style>
    <style:style style:name="ce16" style:family="table-cell" style:parent-style-name="Default" style:data-style-name="N0">
      <style:table-cell-properties fo:border="thin solid #000000" style:vertical-align="middle" fo:background-color="#FFFFFF" style:cell-protect="none"/>
    </style:style>
    <style:style style:name="ce17" style:family="table-cell" style:parent-style-name="Default" style:data-style-name="N0"/>
    <style:style style:name="ce18" style:family="table-cell" style:parent-style-name="Default" style:data-style-name="N0">
      <style:table-cell-properties fo:border="thin solid #000000" style:vertical-align="middle" fo:wrap-option="wrap" fo:background-color="transparent" style:cell-protect="none"/>
    </style:style>
    <style:style style:name="ce1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0"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21"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2"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23" style:family="table-cell" style:parent-style-name="Default" style:data-style-name="N39">
      <style:table-cell-properties fo:border="thin solid #000000" style:vertical-align="middle" fo:background-color="transparent" style:cell-protect="none" style:repeat-content="false"/>
      <style:paragraph-properties fo:text-align="end" fo:margin-right="0cm"/>
    </style:style>
    <style:style style:name="ce24" style:family="table-cell" style:parent-style-name="Default" style:data-style-name="N39">
      <style:table-cell-properties fo:border="thin solid #000000" style:vertical-align="middle" fo:background-color="transparent" style:cell-protect="protected" style:repeat-content="false"/>
      <style:paragraph-properties fo:text-align="end" fo:margin-right="0cm"/>
    </style:style>
    <style:style style:name="ce25" style:family="table-cell" style:parent-style-name="Default" style:data-style-name="N0">
      <style:table-cell-properties fo:border="thin solid #000000" style:vertical-align="middle" fo:background-color="transparent" style:cell-protect="none"/>
    </style:style>
    <style:style style:name="ce26" style:family="table-cell" style:parent-style-name="Default" style:data-style-name="N0">
      <style:table-cell-properties style:vertical-align="automatic" fo:background-color="transparent" style:cell-protect="none"/>
    </style:style>
    <style:style style:name="ce2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5.60916666666667cm"/>
    </style:style>
    <style:style style:name="co2" style:family="table-column">
      <style:table-column-properties fo:break-before="auto" style:column-width="3.571875cm"/>
    </style:style>
    <style:style style:name="co3" style:family="table-column">
      <style:table-column-properties fo:break-before="auto" style:column-width="2.48708333333333cm"/>
    </style:style>
    <style:style style:name="co4" style:family="table-column">
      <style:table-column-properties fo:break-before="auto" style:column-width="3.04270833333333cm"/>
    </style:style>
    <style:style style:name="co5" style:family="table-column">
      <style:table-column-properties fo:break-before="auto" style:column-width="2.64583333333333cm"/>
    </style:style>
    <style:style style:name="co6" style:family="table-column">
      <style:table-column-properties fo:break-before="auto" style:column-width="3.70416666666667cm"/>
    </style:style>
    <style:style style:name="co7" style:family="table-column">
      <style:table-column-properties fo:break-before="auto" style:column-width="4.55083333333333cm"/>
    </style:style>
    <style:style style:name="co8" style:family="table-column">
      <style:table-column-properties fo:break-before="auto" style:column-width="4.94770833333333cm"/>
    </style:style>
    <style:style style:name="co9" style:family="table-column">
      <style:table-column-properties fo:break-before="auto" style:column-width="4.28625cm"/>
    </style:style>
    <style:style style:name="co10"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2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4)),ISBLANK(D4)))" style:apply-style-name="cf2" style:base-cell-address="DECEMBER_2014.D4"/>
    </style:style>
    <style:style style:name="ce30" style:family="table-cell" style:parent-style-name="Default" style:data-style-name="N38">
      <style:table-cell-properties fo:border="thin solid #000000" style:vertical-align="middle" fo:wrap-option="wrap" style:cell-protect="none" style:repeat-content="false"/>
      <style:paragraph-properties fo:text-align="end" fo:margin-right="0cm"/>
      <style:map style:condition="is-true-formula(msoxl:AND(NOT(ISBLANK(D4)),ISBLANK(E4)))" style:apply-style-name="cf2" style:base-cell-address="DECEMBER_2014.E4"/>
    </style:style>
    <style:style style:name="ce31" style:family="table-cell" style:parent-style-name="Default" style:data-style-name="N0">
      <style:table-cell-properties fo:border="thin solid #000000" style:vertical-align="middle" style:cell-protect="none"/>
      <style:map style:condition="is-true-formula(msoxl:AND(NOT(ISBLANK($A3)),ISBLANK(B5)))" style:apply-style-name="cf2" style:base-cell-address="DECEMBER_2014.B5"/>
    </style:style>
    <style:style style:name="ce32" style:family="table-cell" style:parent-style-name="Default" style:data-style-name="N0">
      <style:table-cell-properties fo:border="thin solid #000000" style:vertical-align="middle" style:cell-protect="none"/>
      <style:map style:condition="is-true-formula(msoxl:AND(NOT(ISBLANK($A4)),ISBLANK(B4)))" style:apply-style-name="cf2" style:base-cell-address="DECEMBER_2014.B4"/>
    </style:style>
    <style:style style:name="ce33" style:family="table-cell" style:parent-style-name="Default" style:data-style-name="N0">
      <style:table-cell-properties fo:border="thin solid #000000" style:vertical-align="middle" fo:wrap-option="wrap" fo:background-color="transparent" style:cell-protect="none"/>
      <style:map style:condition="is-true-formula(msoxl:AND(NOT(ISBLANK(A11)),ISBLANK(C11)))" style:apply-style-name="cf2" style:base-cell-address="DECEMBER_2014.C11"/>
    </style:style>
    <style:style style:name="ce3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D11)),ISBLANK(E11)))" style:apply-style-name="cf2" style:base-cell-address="DECEMBER_2014.E11"/>
    </style:style>
    <style:style style:name="ce35" style:family="table-cell" style:parent-style-name="Default" style:data-style-name="N0">
      <style:table-cell-properties fo:border="thin solid #000000" style:vertical-align="middle" fo:wrap-option="wrap" fo:background-color="transparent" style:cell-protect="none"/>
      <style:map style:condition="is-true-formula(msoxl:AND(NOT(ISBLANK($A11)),ISBLANK(B11)))" style:apply-style-name="cf2" style:base-cell-address="DECEMBER_2014.B11"/>
    </style:style>
    <style:style style:name="ce36" style:family="table-cell" style:parent-style-name="Default" style:data-style-name="N0">
      <style:table-cell-properties fo:border="thin solid #000000" style:vertical-align="middle" style:cell-protect="none"/>
      <style:map style:condition="is-true-formula(msoxl:AND(NOT(ISBLANK(A4)),ISBLANK(C4)))" style:apply-style-name="cf2" style:base-cell-address="DECEMBER_2014.C4"/>
    </style:style>
    <style:style style:name="ce3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E11)),ISBLANK(D11)))" style:apply-style-name="cf2" style:base-cell-address="DECEMBER_2014.D11"/>
    </style:style>
    <style:style style:name="ce3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G11)),ISBLANK(F11)))" style:apply-style-name="cf2" style:base-cell-address="DECEMBER_2014.F11"/>
    </style:style>
    <style:style style:name="ce3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F11)),ISBLANK(G11)))" style:apply-style-name="cf2" style:base-cell-address="DECEMBER_2014.G11"/>
    </style:style>
    <style:style style:name="ce4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I11)),ISBLANK(H11)))" style:apply-style-name="cf2" style:base-cell-address="DECEMBER_2014.H11"/>
    </style:style>
    <style:style style:name="ce4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H11)),ISBLANK(I11)))" style:apply-style-name="cf2" style:base-cell-address="DECEMBER_2014.I11"/>
    </style:style>
    <style:style style:name="ce4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K11)),ISBLANK(J11)))" style:apply-style-name="cf2" style:base-cell-address="DECEMBER_2014.J11"/>
    </style:style>
    <style:style style:name="ce4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J11)),ISBLANK(K11)))" style:apply-style-name="cf2" style:base-cell-address="DECEMBER_2014.K11"/>
    </style:style>
    <style:style style:name="ce4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M11)),ISBLANK(L11)))" style:apply-style-name="cf2" style:base-cell-address="DECEMBER_2014.L11"/>
    </style:style>
    <style:style style:name="ce4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L11)),ISBLANK(M11)))" style:apply-style-name="cf2" style:base-cell-address="DECEMBER_2014.M11"/>
    </style:style>
    <style:style style:name="ce4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R11)),ISBLANK(S11)))" style:apply-style-name="cf2" style:base-cell-address="DECEMBER_2014.S11"/>
    </style:style>
    <style:style style:name="ce4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U11)),ISBLANK(T11)))" style:apply-style-name="cf2" style:base-cell-address="DECEMBER_2014.T11"/>
    </style:style>
    <style:style style:name="ce4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S11)),ISBLANK(R11)))" style:apply-style-name="cf2" style:base-cell-address="DECEMBER_2014.R11"/>
    </style:style>
    <style:style style:name="ce4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T11)),ISBLANK(U11)))" style:apply-style-name="cf2" style:base-cell-address="DECEMBER_2014.U11"/>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W11)),ISBLANK(V11)))" style:apply-style-name="cf2" style:base-cell-address="DECEMBER_2014.V11"/>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N11)),ISBLANK(O11)))" style:apply-style-name="cf2" style:base-cell-address="DECEMBER_2014.O11"/>
    </style:style>
    <style:style style:name="ce5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V11)),ISBLANK(W11)))" style:apply-style-name="cf2" style:base-cell-address="DECEMBER_2014.W11"/>
    </style:style>
    <style:style style:name="ce5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Y11)),ISBLANK(X11)))" style:apply-style-name="cf2" style:base-cell-address="DECEMBER_2014.X11"/>
    </style:style>
    <style:style style:name="ce5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O11)),ISBLANK(N11)))" style:apply-style-name="cf2" style:base-cell-address="DECEMBER_2014.N11"/>
    </style:style>
    <style:style style:name="ce5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X11)),ISBLANK(Y11)))" style:apply-style-name="cf2" style:base-cell-address="DECEMBER_2014.Y11"/>
    </style:style>
  </office:automatic-styles>
  <office:body>
    <office:spreadsheet>
      <table:calculation-settings table:case-sensitive="false" table:search-criteria-must-apply-to-whole-cell="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cell-content-is-decimal-number() and cell-content()&gt;0">
          <table:help-message table:display="true"/>
          <table:error-message table:display="true"/>
        </table:content-validation>
        <table:content-validation table:name="val3" table:condition="cell-content-is-decimal-number() and cell-content()&gt;=0">
          <table:help-message table:display="true"/>
          <table:error-message table:display="true"/>
        </table:content-validation>
      </table:content-validations>
      <table:table table:name="DECEMBER_2014" table:style-name="ta1" table:print-ranges="DECEMBER_2014.A1:DECEMBER_2014.AO21">
        <table:table-column table:style-name="co1" table:default-cell-style-name="ce2"/>
        <table:table-column table:style-name="co2" table:number-columns-repeated="2" table:default-cell-style-name="ce2"/>
        <table:table-column table:style-name="co3" table:number-columns-repeated="14" table:default-cell-style-name="ce26"/>
        <table:table-column table:style-name="co4" table:number-columns-repeated="10" table:default-cell-style-name="ce26"/>
        <table:table-column table:style-name="co5" table:number-columns-repeated="2" table:default-cell-style-name="ce2"/>
        <table:table-column table:style-name="co6" table:number-columns-repeated="7"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number-columns-repeated="16343" table:default-cell-style-name="ce2"/>
        <table:table-row table:style-name="ro1">
          <table:table-cell office:value-type="string" table:number-columns-spanned="1" table:number-rows-spanned="3" table:content-validation-name="val1" table:style-name="ce27">
            <text:p>Organisation name</text:p>
          </table:table-cell>
          <table:table-cell office:value-type="string" table:number-columns-spanned="1" table:number-rows-spanned="3" table:content-validation-name="val1" table:style-name="ce27">
            <text:p>Organisation<text:s/></text:p>
            <text:p>type</text:p>
          </table:table-cell>
          <table:table-cell office:value-type="string" table:number-columns-spanned="1" table:number-rows-spanned="3" table:content-validation-name="val1" table:style-name="ce27">
            <text:p>Main, parent or<text:s/></text:p>
            <text:p>sponsoring department:<text:s/></text:p>
          </table:table-cell>
          <table:table-cell office:value-type="string" table:number-columns-spanned="14" table:number-rows-spanned="1" table:style-name="ce27">
            <text:p>Payroll staff</text:p>
          </table:table-cell>
          <table:covered-table-cell table:number-columns-repeated="13"/>
          <table:table-cell office:value-type="string" table:number-columns-spanned="10" table:number-rows-spanned="1" table:content-validation-name="val1" table:style-name="ce28">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27">
            <text:p>Grand Total<text:s/></text:p>
            <text:p>(workforce numbers)</text:p>
          </table:table-cell>
          <table:covered-table-cell/>
          <table:table-cell office:value-type="string" table:number-columns-spanned="7" table:number-rows-spanned="1" table:style-name="ce28">
            <text:p>Payroll staff costs</text:p>
          </table:table-cell>
          <table:covered-table-cell table:number-columns-repeated="6"/>
          <table:table-cell office:value-type="string" table:number-columns-spanned="3" table:number-rows-spanned="1" table:style-name="ce28">
            <text:p>Non-Payroll staff (contingent labour/consultancy - CCL) costs</text:p>
          </table:table-cell>
          <table:covered-table-cell table:number-columns-repeated="2"/>
          <table:table-cell office:value-type="string" table:number-columns-spanned="1" table:number-rows-spanned="3" table:style-name="ce27">
            <text:p>Grand Total paybill/staffing (payroll and non-payroll) costs</text:p>
          </table:table-cell>
          <table:table-cell office:value-type="string" table:number-columns-spanned="1" table:number-rows-spanned="3" table:content-validation-name="val1" table:style-name="ce27">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27">
            <text:p>Admin officers/admin assistants</text:p>
          </table:table-cell>
          <table:covered-table-cell/>
          <table:table-cell office:value-type="string" table:number-columns-spanned="2" table:number-rows-spanned="1" table:style-name="ce27">
            <text:p>Executive Officers</text:p>
          </table:table-cell>
          <table:covered-table-cell/>
          <table:table-cell office:value-type="string" table:number-columns-spanned="2" table:number-rows-spanned="1" table:style-name="ce27">
            <text:p>Higher Executive Officers/Senior Executive Officers</text:p>
          </table:table-cell>
          <table:covered-table-cell/>
          <table:table-cell office:value-type="string" table:number-columns-spanned="2" table:number-rows-spanned="1" table:style-name="ce27">
            <text:p>Grade 6/7</text:p>
          </table:table-cell>
          <table:covered-table-cell/>
          <table:table-cell office:value-type="string" table:number-columns-spanned="2" table:number-rows-spanned="1" table:style-name="ce27">
            <text:p>Senior Civil Service</text:p>
          </table:table-cell>
          <table:covered-table-cell/>
          <table:table-cell office:value-type="string" table:number-columns-spanned="2" table:number-rows-spanned="1" table:style-name="ce27">
            <text:p>Other, unknown, or unspecified</text:p>
          </table:table-cell>
          <table:covered-table-cell/>
          <table:table-cell office:value-type="string" table:number-columns-spanned="2" table:number-rows-spanned="1" table:content-validation-name="val1" table:style-name="ce27">
            <text:p>Total</text:p>
            <text:p>Employees</text:p>
          </table:table-cell>
          <table:covered-table-cell/>
          <table:table-cell office:value-type="string" table:number-columns-spanned="2" table:number-rows-spanned="1" table:style-name="ce27">
            <text:p>Agency staff<text:s/></text:p>
            <text:p>(clerical/admin)</text:p>
          </table:table-cell>
          <table:covered-table-cell/>
          <table:table-cell office:value-type="string" table:number-columns-spanned="2" table:number-rows-spanned="1" table:style-name="ce28">
            <text:p>Interim managers</text:p>
          </table:table-cell>
          <table:covered-table-cell/>
          <table:table-cell office:value-type="string" table:number-columns-spanned="2" table:number-rows-spanned="1" table:style-name="ce28">
            <text:p>Specialist Contractors</text:p>
          </table:table-cell>
          <table:covered-table-cell/>
          <table:table-cell office:value-type="string" table:number-columns-spanned="2" table:number-rows-spanned="1" table:style-name="ce28">
            <text:p>Consultants/consultancy</text:p>
          </table:table-cell>
          <table:covered-table-cell/>
          <table:table-cell office:value-type="string" table:number-columns-spanned="2" table:number-rows-spanned="1" table:style-name="ce27">
            <text:p>Total</text:p>
          </table:table-cell>
          <table:covered-table-cell/>
          <table:covered-table-cell/>
          <table:covered-table-cell/>
          <table:table-cell office:value-type="string" table:number-columns-spanned="1" table:number-rows-spanned="2" table:style-name="ce27">
            <text:p>Salary</text:p>
          </table:table-cell>
          <table:table-cell office:value-type="string" table:number-columns-spanned="1" table:number-rows-spanned="2" table:style-name="ce27">
            <text:p>Allowances</text:p>
          </table:table-cell>
          <table:table-cell office:value-type="string" table:number-columns-spanned="1" table:number-rows-spanned="2" table:style-name="ce27">
            <text:p>Non-consolidated performance payments</text:p>
          </table:table-cell>
          <table:table-cell office:value-type="string" table:number-columns-spanned="1" table:number-rows-spanned="2" table:style-name="ce27">
            <text:p>Overtime</text:p>
          </table:table-cell>
          <table:table-cell office:value-type="string" table:number-columns-spanned="1" table:number-rows-spanned="2" table:style-name="ce27">
            <text:p>Employer pension contributions</text:p>
          </table:table-cell>
          <table:table-cell office:value-type="string" table:number-columns-spanned="1" table:number-rows-spanned="2" table:style-name="ce27">
            <text:p>Employer national insurance contributions</text:p>
          </table:table-cell>
          <table:table-cell office:value-type="string" table:number-columns-spanned="1" table:number-rows-spanned="2" table:style-name="ce27">
            <text:p>Total paybill for payroll staff</text:p>
          </table:table-cell>
          <table:table-cell office:value-type="string" table:number-columns-spanned="1" table:number-rows-spanned="2" table:style-name="ce27">
            <text:p>Total cost of contingent labour: agency (clerical and admin) staff, interim managers and specialist contractors</text:p>
          </table:table-cell>
          <table:table-cell office:value-type="string" table:number-columns-spanned="1" table:number-rows-spanned="2" table:style-name="ce27">
            <text:p>Total cost of consultants/</text:p>
            <text:p>consultancy</text:p>
          </table:table-cell>
          <table:table-cell office:value-type="string" table:number-columns-spanned="1" table:number-rows-spanned="2" table:style-name="ce27">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content-validation-name="val1" table:style-name="ce5">
            <text:p>Headcount</text:p>
          </table:table-cell>
          <table:table-cell office:value-type="string" table:content-validation-name="val1" table:style-name="ce4">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Department for Education</text:p>
          </table:table-cell>
          <table:table-cell office:value-type="string" table:style-name="ce32">
            <text:p>Ministerial Department</text:p>
          </table:table-cell>
          <table:table-cell office:value-type="string" table:style-name="ce36">
            <text:p>Department for Education</text:p>
          </table:table-cell>
          <table:table-cell office:value-type="float" office:value="103" table:style-name="ce29">
            <text:p>103</text:p>
          </table:table-cell>
          <table:table-cell office:value-type="float" office:value="94.45" table:style-name="ce30">
            <text:p>94.5</text:p>
          </table:table-cell>
          <table:table-cell office:value-type="float" office:value="475" table:style-name="ce29">
            <text:p>475</text:p>
          </table:table-cell>
          <table:table-cell office:value-type="float" office:value="456.26" table:style-name="ce30">
            <text:p>456.3</text:p>
          </table:table-cell>
          <table:table-cell office:value-type="float" office:value="923" table:style-name="ce29">
            <text:p>923</text:p>
          </table:table-cell>
          <table:table-cell office:value-type="float" office:value="888.93" table:style-name="ce30">
            <text:p>888.9</text:p>
          </table:table-cell>
          <table:table-cell office:value-type="float" office:value="656" table:style-name="ce29">
            <text:p>656</text:p>
          </table:table-cell>
          <table:table-cell office:value-type="float" office:value="626.83000000000004" table:style-name="ce30">
            <text:p>626.8</text:p>
          </table:table-cell>
          <table:table-cell office:value-type="float" office:value="97" table:style-name="ce29">
            <text:p>97</text:p>
          </table:table-cell>
          <table:table-cell office:value-type="float" office:value="92.62" table:style-name="ce30">
            <text:p>92.6</text:p>
          </table:table-cell>
          <table:table-cell office:value-type="float" office:value="0" table:style-name="ce29">
            <text:p>0</text:p>
          </table:table-cell>
          <table:table-cell office:value-type="float" office:value="0" table:style-name="ce30">
            <text:p>0.0</text:p>
          </table:table-cell>
          <table:table-cell office:value-type="float" office:value="2254" table:formula="msoxl:=SUM(D4,F4,H4,J4,L4,N4)" table:content-validation-name="val1" table:style-name="ce9">
            <text:p>2,254</text:p>
          </table:table-cell>
          <table:table-cell office:value-type="float" office:value="2159.0899999999997" table:formula="msoxl:=SUM(E4,G4,I4,K4,M4,O4)" table:content-validation-name="val1" table:style-name="ce10">
            <text:p>2159</text:p>
          </table:table-cell>
          <table:table-cell office:value-type="float" office:value="38" table:style-name="ce29">
            <text:p>38</text:p>
          </table:table-cell>
          <table:table-cell office:value-type="float" office:value="24.04" table:style-name="ce30">
            <text:p>24.0</text:p>
          </table:table-cell>
          <table:table-cell office:value-type="float" office:value="1" table:style-name="ce29">
            <text:p>1</text:p>
          </table:table-cell>
          <table:table-cell office:value-type="float" office:value="1" table:style-name="ce30">
            <text:p>1.0</text:p>
          </table:table-cell>
          <table:table-cell office:value-type="float" office:value="4" table:style-name="ce29">
            <text:p>4</text:p>
          </table:table-cell>
          <table:table-cell office:value-type="float" office:value="4" table:style-name="ce30">
            <text:p>4.0</text:p>
          </table:table-cell>
          <table:table-cell office:value-type="float" office:value="0" table:style-name="ce29">
            <text:p>0</text:p>
          </table:table-cell>
          <table:table-cell office:value-type="float" office:value="0" table:style-name="ce30">
            <text:p>0.0</text:p>
          </table:table-cell>
          <table:table-cell office:value-type="float" office:value="43" table:formula="msoxl:=SUM(R4,T4,V4,X4,)" table:style-name="ce11">
            <text:p>43</text:p>
          </table:table-cell>
          <table:table-cell office:value-type="float" office:value="29.04" table:formula="msoxl:=SUM(S4,U4,W4,Y4)" table:style-name="ce10">
            <text:p>29</text:p>
          </table:table-cell>
          <table:table-cell office:value-type="float" office:value="2297" table:formula="msoxl:=P4+Z4" table:content-validation-name="val1" table:style-name="ce12">
            <text:p>2,297</text:p>
          </table:table-cell>
          <table:table-cell office:value-type="float" office:value="2188.1299999999997" table:formula="msoxl:=Q4+AA4" table:content-validation-name="val1" table:style-name="ce12">
            <text:p>2,188</text:p>
          </table:table-cell>
          <table:table-cell office:value-type="currency" office:value="8249311.5800000001" table:content-validation-name="val3" table:style-name="ce13">
            <text:p>£8,249,311.58</text:p>
          </table:table-cell>
          <table:table-cell office:value-type="currency" office:value="0" table:content-validation-name="val3" table:style-name="ce13">
            <text:p>£0.00</text:p>
          </table:table-cell>
          <table:table-cell office:value-type="currency" office:value="18980.91" table:content-validation-name="val3" table:style-name="ce13">
            <text:p>£18,980.91</text:p>
          </table:table-cell>
          <table:table-cell office:value-type="currency" office:value="49474.11" table:content-validation-name="val3" table:style-name="ce13">
            <text:p>£49,474.11</text:p>
          </table:table-cell>
          <table:table-cell office:value-type="currency" office:value="1551845.2299999997" table:content-validation-name="val3" table:style-name="ce13">
            <text:p>£1,551,845.23</text:p>
          </table:table-cell>
          <table:table-cell office:value-type="currency" office:value="690895.86" table:content-validation-name="val3" table:style-name="ce13">
            <text:p>£690,895.86</text:p>
          </table:table-cell>
          <table:table-cell office:value-type="currency" office:value="10560507.689999999" table:formula="msoxl:=SUM(AD4:AI4)" table:style-name="ce14">
            <text:p>£10,560,507.69</text:p>
          </table:table-cell>
          <table:table-cell office:value-type="currency" office:value="366085.76" table:content-validation-name="val3" table:style-name="ce15">
            <text:p>£366,085.76</text:p>
          </table:table-cell>
          <table:table-cell office:value-type="currency" office:value="170986.25999999998" table:content-validation-name="val3" table:style-name="ce15">
            <text:p>£170,986.26</text:p>
          </table:table-cell>
          <table:table-cell office:value-type="currency" office:value="537072.02" table:formula="msoxl:=SUM(AK4:AL4)" table:style-name="ce14">
            <text:p>£537,072.02</text:p>
          </table:table-cell>
          <table:table-cell office:value-type="currency" office:value="11097579.709999999" table:formula="msoxl:=SUM(AM4,AJ4)" table:style-name="ce14">
            <text:p>£11,097,579.71</text:p>
          </table:table-cell>
          <table:table-cell office:value-type="string" table:content-validation-name="val1" table:style-name="ce16">
            <text:p>Please note "Specialist Contractors" data reflect those engagements through the Capita Managed Service Provider Framework only and not any engagements outside of that Framework. Not able to split by interims or specialist contractors. Data provided directly by Capita as part of Management Information collection. <text:s/>In previous monthly workforce MI returns, only Hays agency staff were recorded. <text:s/>From April 2012 onwards, agency staff from both Reed and Hays will be record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Education Funding Agency<text:s/></text:p>
          </table:table-cell>
          <table:table-cell office:value-type="string" table:style-name="ce31">
            <text:p>Executive Agency</text:p>
          </table:table-cell>
          <table:table-cell office:value-type="string" table:style-name="ce36">
            <text:p>Department for Education</text:p>
          </table:table-cell>
          <table:table-cell office:value-type="float" office:value="26" table:style-name="ce29">
            <text:p>26</text:p>
          </table:table-cell>
          <table:table-cell office:value-type="float" office:value="23.99" table:style-name="ce30">
            <text:p>24.0</text:p>
          </table:table-cell>
          <table:table-cell office:value-type="float" office:value="98" table:style-name="ce29">
            <text:p>98</text:p>
          </table:table-cell>
          <table:table-cell office:value-type="float" office:value="93.89" table:style-name="ce30">
            <text:p>93.9</text:p>
          </table:table-cell>
          <table:table-cell office:value-type="float" office:value="323" table:style-name="ce29">
            <text:p>323</text:p>
          </table:table-cell>
          <table:table-cell office:value-type="float" office:value="314.14999999999998" table:style-name="ce30">
            <text:p>314.2</text:p>
          </table:table-cell>
          <table:table-cell office:value-type="float" office:value="354" table:style-name="ce29">
            <text:p>354</text:p>
          </table:table-cell>
          <table:table-cell office:value-type="float" office:value="346.34" table:style-name="ce30">
            <text:p>346.3</text:p>
          </table:table-cell>
          <table:table-cell office:value-type="float" office:value="30" table:style-name="ce29">
            <text:p>30</text:p>
          </table:table-cell>
          <table:table-cell office:value-type="float" office:value="29.6" table:style-name="ce30">
            <text:p>29.6</text:p>
          </table:table-cell>
          <table:table-cell office:value-type="float" office:value="0" table:style-name="ce29">
            <text:p>0</text:p>
          </table:table-cell>
          <table:table-cell office:value-type="float" office:value="0" table:style-name="ce30">
            <text:p>0.0</text:p>
          </table:table-cell>
          <table:table-cell office:value-type="float" office:value="831" table:formula="msoxl:=SUM(D5,F5,H5,J5,L5,N5)" table:content-validation-name="val1" table:style-name="ce9">
            <text:p>831</text:p>
          </table:table-cell>
          <table:table-cell office:value-type="float" office:value="807.96999999999991" table:formula="msoxl:=SUM(E5,G5,I5,K5,M5,O5)" table:content-validation-name="val1" table:style-name="ce10">
            <text:p>808</text:p>
          </table:table-cell>
          <table:table-cell office:value-type="float" office:value="22" table:style-name="ce29">
            <text:p>22</text:p>
          </table:table-cell>
          <table:table-cell office:value-type="float" office:value="22" table:style-name="ce30">
            <text:p>22.0</text:p>
          </table:table-cell>
          <table:table-cell office:value-type="float" office:value="0" table:style-name="ce29">
            <text:p>0</text:p>
          </table:table-cell>
          <table:table-cell office:value-type="float" office:value="0" table:style-name="ce30">
            <text:p>0.0</text:p>
          </table:table-cell>
          <table:table-cell office:value-type="float" office:value="193" table:style-name="ce29">
            <text:p>193</text:p>
          </table:table-cell>
          <table:table-cell office:value-type="float" office:value="183.6" table:style-name="ce30">
            <text:p>183.6</text:p>
          </table:table-cell>
          <table:table-cell office:value-type="float" office:value="0" table:style-name="ce29">
            <text:p>0</text:p>
          </table:table-cell>
          <table:table-cell office:value-type="float" office:value="0" table:style-name="ce30">
            <text:p>0.0</text:p>
          </table:table-cell>
          <table:table-cell office:value-type="float" office:value="215" table:formula="msoxl:=SUM(R5,T5,V5,X5,)" table:style-name="ce11">
            <text:p>215</text:p>
          </table:table-cell>
          <table:table-cell office:value-type="float" office:value="205.6" table:formula="msoxl:=SUM(S5,U5,W5,Y5)" table:style-name="ce10">
            <text:p>206</text:p>
          </table:table-cell>
          <table:table-cell office:value-type="float" office:value="1046" table:formula="msoxl:=P5+Z5" table:content-validation-name="val1" table:style-name="ce12">
            <text:p>1,046</text:p>
          </table:table-cell>
          <table:table-cell office:value-type="float" office:value="1013.5699999999999" table:formula="msoxl:=Q5+AA5" table:content-validation-name="val1" table:style-name="ce12">
            <text:p>1,014</text:p>
          </table:table-cell>
          <table:table-cell office:value-type="currency" office:value="3359661.72" table:content-validation-name="val3" table:style-name="ce13">
            <text:p>£3,359,661.72</text:p>
          </table:table-cell>
          <table:table-cell office:value-type="currency" office:value="-23783.010000000002" table:content-validation-name="val3" table:style-name="ce13">
            <text:p>-£23,783.01</text:p>
          </table:table-cell>
          <table:table-cell office:value-type="currency" office:value="0" table:content-validation-name="val3" table:style-name="ce13">
            <text:p>£0.00</text:p>
          </table:table-cell>
          <table:table-cell office:value-type="currency" office:value="147.65" table:content-validation-name="val3" table:style-name="ce13">
            <text:p>£147.65</text:p>
          </table:table-cell>
          <table:table-cell office:value-type="currency" office:value="627893.88" table:content-validation-name="val3" table:style-name="ce13">
            <text:p>£627,893.88</text:p>
          </table:table-cell>
          <table:table-cell office:value-type="currency" office:value="279606.36" table:content-validation-name="val3" table:style-name="ce13">
            <text:p>£279,606.36</text:p>
          </table:table-cell>
          <table:table-cell office:value-type="currency" office:value="4243526.6000000006" table:formula="msoxl:=SUM(AD5:AI5)" table:style-name="ce14">
            <text:p>£4,243,526.60</text:p>
          </table:table-cell>
          <table:table-cell office:value-type="currency" office:value="-2238220.09" table:content-validation-name="val3" table:style-name="ce15">
            <text:p>-£2,238,220.09</text:p>
          </table:table-cell>
          <table:table-cell office:value-type="currency" office:value="0" table:content-validation-name="val3" table:style-name="ce15">
            <text:p>£0.00</text:p>
          </table:table-cell>
          <table:table-cell office:value-type="currency" office:value="-2238220.09" table:formula="msoxl:=SUM(AK5:AL5)" table:style-name="ce14">
            <text:p>-£2,238,220.09</text:p>
          </table:table-cell>
          <table:table-cell office:value-type="currency" office:value="2005306.5100000007" table:formula="msoxl:=SUM(AM5,AJ5)" table:style-name="ce14">
            <text:p>£2,005,306.51</text:p>
          </table:table-cell>
          <table:table-cell table:style-name="ce17"/>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National College for Teaching and Leadership</text:p>
          </table:table-cell>
          <table:table-cell office:value-type="string" table:style-name="ce31">
            <text:p>Executive Agency</text:p>
          </table:table-cell>
          <table:table-cell office:value-type="string" table:style-name="ce36">
            <text:p>Department for Education</text:p>
          </table:table-cell>
          <table:table-cell office:value-type="float" office:value="21" table:style-name="ce29">
            <text:p>21</text:p>
          </table:table-cell>
          <table:table-cell office:value-type="float" office:value="20.260000000000002" table:style-name="ce30">
            <text:p>20.3</text:p>
          </table:table-cell>
          <table:table-cell office:value-type="float" office:value="88" table:style-name="ce29">
            <text:p>88</text:p>
          </table:table-cell>
          <table:table-cell office:value-type="float" office:value="83.33" table:style-name="ce30">
            <text:p>83.3</text:p>
          </table:table-cell>
          <table:table-cell office:value-type="float" office:value="126" table:style-name="ce29">
            <text:p>126</text:p>
          </table:table-cell>
          <table:table-cell office:value-type="float" office:value="118" table:style-name="ce30">
            <text:p>118.0</text:p>
          </table:table-cell>
          <table:table-cell office:value-type="float" office:value="73" table:style-name="ce29">
            <text:p>73</text:p>
          </table:table-cell>
          <table:table-cell office:value-type="float" office:value="70" table:style-name="ce30">
            <text:p>70.0</text:p>
          </table:table-cell>
          <table:table-cell office:value-type="float" office:value="13" table:style-name="ce29">
            <text:p>13</text:p>
          </table:table-cell>
          <table:table-cell office:value-type="float" office:value="13" table:style-name="ce30">
            <text:p>13.0</text:p>
          </table:table-cell>
          <table:table-cell office:value-type="float" office:value="0" table:style-name="ce29">
            <text:p>0</text:p>
          </table:table-cell>
          <table:table-cell office:value-type="float" office:value="0" table:style-name="ce30">
            <text:p>0.0</text:p>
          </table:table-cell>
          <table:table-cell office:value-type="float" office:value="321" table:formula="msoxl:=SUM(D6,F6,H6,J6,L6,N6)" table:content-validation-name="val1" table:style-name="ce9">
            <text:p>321</text:p>
          </table:table-cell>
          <table:table-cell office:value-type="float" office:value="304.59000000000003" table:formula="msoxl:=SUM(E6,G6,I6,K6,M6,O6)" table:content-validation-name="val1" table:style-name="ce10">
            <text:p>305</text:p>
          </table:table-cell>
          <table:table-cell office:value-type="float" office:value="9" table:style-name="ce29">
            <text:p>9</text:p>
          </table:table-cell>
          <table:table-cell office:value-type="float" office:value="8.6850000000000005" table:style-name="ce30">
            <text:p>8.7</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9" table:formula="msoxl:=SUM(R6,T6,V6,X6,)" table:style-name="ce11">
            <text:p>9</text:p>
          </table:table-cell>
          <table:table-cell office:value-type="float" office:value="8.6850000000000005" table:formula="msoxl:=SUM(S6,U6,W6,Y6)" table:style-name="ce10">
            <text:p>9</text:p>
          </table:table-cell>
          <table:table-cell office:value-type="float" office:value="330" table:formula="msoxl:=P6+Z6" table:content-validation-name="val1" table:style-name="ce12">
            <text:p>330</text:p>
          </table:table-cell>
          <table:table-cell office:value-type="float" office:value="313.27500000000003" table:formula="msoxl:=Q6+AA6" table:content-validation-name="val1" table:style-name="ce12">
            <text:p>313</text:p>
          </table:table-cell>
          <table:table-cell office:value-type="currency" office:value="937369.88" table:content-validation-name="val3" table:style-name="ce13">
            <text:p>£937,369.88</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1888.57" table:content-validation-name="val3" table:style-name="ce13">
            <text:p>£1,888.57</text:p>
          </table:table-cell>
          <table:table-cell office:value-type="currency" office:value="191394.76" table:content-validation-name="val3" table:style-name="ce13">
            <text:p>£191,394.76</text:p>
          </table:table-cell>
          <table:table-cell office:value-type="currency" office:value="80162.490000000005" table:content-validation-name="val3" table:style-name="ce13">
            <text:p>£80,162.49</text:p>
          </table:table-cell>
          <table:table-cell office:value-type="currency" office:value="1210815.7" table:formula="msoxl:=SUM(AD6:AI6)" table:style-name="ce14">
            <text:p>£1,210,815.70</text:p>
          </table:table-cell>
          <table:table-cell office:value-type="currency" office:value="12922.43" table:content-validation-name="val3" table:style-name="ce15">
            <text:p>£12,922.43</text:p>
          </table:table-cell>
          <table:table-cell office:value-type="currency" office:value="0" table:content-validation-name="val3" table:style-name="ce15">
            <text:p>£0.00</text:p>
          </table:table-cell>
          <table:table-cell office:value-type="currency" office:value="12922.43" table:formula="msoxl:=SUM(AK6:AL6)" table:style-name="ce14">
            <text:p>£12,922.43</text:p>
          </table:table-cell>
          <table:table-cell office:value-type="currency" office:value="1223738.1299999999" table:formula="msoxl:=SUM(AM6,AJ6)" table:style-name="ce14">
            <text:p>£1,223,738.13</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Standards and Testing Agency</text:p>
          </table:table-cell>
          <table:table-cell office:value-type="string" table:style-name="ce31">
            <text:p>Executive Agency</text:p>
          </table:table-cell>
          <table:table-cell office:value-type="string" table:style-name="ce36">
            <text:p>Department for Education</text:p>
          </table:table-cell>
          <table:table-cell office:value-type="float" office:value="0" table:style-name="ce29">
            <text:p>0</text:p>
          </table:table-cell>
          <table:table-cell office:value-type="float" office:value="0" table:style-name="ce30">
            <text:p>0.0</text:p>
          </table:table-cell>
          <table:table-cell office:value-type="float" office:value="15" table:style-name="ce29">
            <text:p>15</text:p>
          </table:table-cell>
          <table:table-cell office:value-type="float" office:value="15" table:style-name="ce30">
            <text:p>15.0</text:p>
          </table:table-cell>
          <table:table-cell office:value-type="float" office:value="43" table:style-name="ce29">
            <text:p>43</text:p>
          </table:table-cell>
          <table:table-cell office:value-type="float" office:value="42.12" table:style-name="ce30">
            <text:p>42.1</text:p>
          </table:table-cell>
          <table:table-cell office:value-type="float" office:value="33" table:style-name="ce29">
            <text:p>33</text:p>
          </table:table-cell>
          <table:table-cell office:value-type="float" office:value="31.95" table:style-name="ce30">
            <text:p>32.0</text:p>
          </table:table-cell>
          <table:table-cell office:value-type="float" office:value="2" table:style-name="ce29">
            <text:p>2</text:p>
          </table:table-cell>
          <table:table-cell office:value-type="float" office:value="2" table:style-name="ce30">
            <text:p>2.0</text:p>
          </table:table-cell>
          <table:table-cell office:value-type="float" office:value="0" table:style-name="ce29">
            <text:p>0</text:p>
          </table:table-cell>
          <table:table-cell office:value-type="float" office:value="0" table:style-name="ce30">
            <text:p>0.0</text:p>
          </table:table-cell>
          <table:table-cell office:value-type="float" office:value="93" table:formula="msoxl:=SUM(D7,F7,H7,J7,L7,N7)" table:content-validation-name="val1" table:style-name="ce9">
            <text:p>93</text:p>
          </table:table-cell>
          <table:table-cell office:value-type="float" office:value="91.07" table:formula="msoxl:=SUM(E7,G7,I7,K7,M7,O7)" table:content-validation-name="val1" table:style-name="ce10">
            <text:p>91</text:p>
          </table:table-cell>
          <table:table-cell office:value-type="float" office:value="1" table:style-name="ce29">
            <text:p>1</text:p>
          </table:table-cell>
          <table:table-cell office:value-type="float" office:value="1" table:style-name="ce30">
            <text:p>1.0</text:p>
          </table:table-cell>
          <table:table-cell office:value-type="float" office:value="0" table:style-name="ce29">
            <text:p>0</text:p>
          </table:table-cell>
          <table:table-cell office:value-type="float" office:value="0" table:style-name="ce30">
            <text:p>0.0</text:p>
          </table:table-cell>
          <table:table-cell office:value-type="float" office:value="9" table:style-name="ce29">
            <text:p>9</text:p>
          </table:table-cell>
          <table:table-cell office:value-type="float" office:value="2.48" table:style-name="ce30">
            <text:p>2.5</text:p>
          </table:table-cell>
          <table:table-cell office:value-type="float" office:value="0" table:style-name="ce29">
            <text:p>0</text:p>
          </table:table-cell>
          <table:table-cell office:value-type="float" office:value="0" table:style-name="ce30">
            <text:p>0.0</text:p>
          </table:table-cell>
          <table:table-cell office:value-type="float" office:value="10" table:formula="msoxl:=SUM(R7,T7,V7,X7,)" table:style-name="ce11">
            <text:p>10</text:p>
          </table:table-cell>
          <table:table-cell office:value-type="float" office:value="3.48" table:formula="msoxl:=SUM(S7,U7,W7,Y7)" table:style-name="ce10">
            <text:p>3</text:p>
          </table:table-cell>
          <table:table-cell office:value-type="float" office:value="103" table:formula="msoxl:=P7+Z7" table:content-validation-name="val1" table:style-name="ce12">
            <text:p>103</text:p>
          </table:table-cell>
          <table:table-cell office:value-type="float" office:value="94.55" table:formula="msoxl:=Q7+AA7" table:content-validation-name="val1" table:style-name="ce12">
            <text:p>95</text:p>
          </table:table-cell>
          <table:table-cell office:value-type="currency" office:value="235061.28000000003" table:content-validation-name="val3" table:style-name="ce13">
            <text:p>£235,061.28</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709.92000000000007" table:content-validation-name="val3" table:style-name="ce13">
            <text:p>£709.92</text:p>
          </table:table-cell>
          <table:table-cell office:value-type="currency" office:value="63621.4" table:content-validation-name="val3" table:style-name="ce13">
            <text:p>£63,621.40</text:p>
          </table:table-cell>
          <table:table-cell office:value-type="currency" office:value="15467.08" table:content-validation-name="val3" table:style-name="ce13">
            <text:p>£15,467.08</text:p>
          </table:table-cell>
          <table:table-cell office:value-type="currency" office:value="314859.68000000005" table:formula="msoxl:=SUM(AD7:AI7)" table:style-name="ce14">
            <text:p>£314,859.68</text:p>
          </table:table-cell>
          <table:table-cell office:value-type="currency" office:value="1209.02" table:content-validation-name="val3" table:style-name="ce15">
            <text:p>£1,209.02</text:p>
          </table:table-cell>
          <table:table-cell office:value-type="currency" office:value="0" table:content-validation-name="val3" table:style-name="ce15">
            <text:p>£0.00</text:p>
          </table:table-cell>
          <table:table-cell office:value-type="currency" office:value="1209.02" table:formula="msoxl:=SUM(AK7:AL7)" table:style-name="ce14">
            <text:p>£1,209.02</text:p>
          </table:table-cell>
          <table:table-cell office:value-type="currency" office:value="316068.70000000007" table:formula="msoxl:=SUM(AM7,AJ7)" table:style-name="ce14">
            <text:p>£316,068.70</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Office for Standards in Education, Children's Services &amp; Skills</text:p>
          </table:table-cell>
          <table:table-cell office:value-type="string" table:style-name="ce32">
            <text:p>Non-Ministerial Department</text:p>
          </table:table-cell>
          <table:table-cell office:value-type="string" table:style-name="ce36">
            <text:p>Department for Education</text:p>
          </table:table-cell>
          <table:table-cell office:value-type="float" office:value="207" table:style-name="ce29">
            <text:p>207</text:p>
          </table:table-cell>
          <table:table-cell office:value-type="float" office:value="189.9" table:style-name="ce30">
            <text:p>189.9</text:p>
          </table:table-cell>
          <table:table-cell office:value-type="float" office:value="140" table:style-name="ce29">
            <text:p>140</text:p>
          </table:table-cell>
          <table:table-cell office:value-type="float" office:value="135.80000000000001" table:style-name="ce30">
            <text:p>135.8</text:p>
          </table:table-cell>
          <table:table-cell office:value-type="float" office:value="457" table:style-name="ce29">
            <text:p>457</text:p>
          </table:table-cell>
          <table:table-cell office:value-type="float" office:value="448.7" table:style-name="ce30">
            <text:p>448.7</text:p>
          </table:table-cell>
          <table:table-cell office:value-type="float" office:value="495" table:style-name="ce29">
            <text:p>495</text:p>
          </table:table-cell>
          <table:table-cell office:value-type="float" office:value="471.3" table:style-name="ce30">
            <text:p>471.3</text:p>
          </table:table-cell>
          <table:table-cell office:value-type="float" office:value="29" table:style-name="ce29">
            <text:p>29</text:p>
          </table:table-cell>
          <table:table-cell office:value-type="float" office:value="29" table:style-name="ce30">
            <text:p>29.0</text:p>
          </table:table-cell>
          <table:table-cell office:value-type="float" office:value="0" table:style-name="ce29">
            <text:p>0</text:p>
          </table:table-cell>
          <table:table-cell office:value-type="float" office:value="0" table:style-name="ce30">
            <text:p>0.0</text:p>
          </table:table-cell>
          <table:table-cell office:value-type="float" office:value="1328" table:formula="msoxl:=SUM(D8,F8,H8,J8,L8,N8)" table:content-validation-name="val1" table:style-name="ce9">
            <text:p>1,328</text:p>
          </table:table-cell>
          <table:table-cell office:value-type="float" office:value="1274.7" table:formula="msoxl:=SUM(E8,G8,I8,K8,M8,O8)" table:content-validation-name="val1" table:style-name="ce10">
            <text:p>1275</text:p>
          </table:table-cell>
          <table:table-cell office:value-type="float" office:value="65" table:style-name="ce29">
            <text:p>65</text:p>
          </table:table-cell>
          <table:table-cell office:value-type="float" office:value="40.200000000000003" table:style-name="ce30">
            <text:p>40.2</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65" table:formula="msoxl:=SUM(R8,T8,V8,X8,)" table:style-name="ce11">
            <text:p>65</text:p>
          </table:table-cell>
          <table:table-cell office:value-type="float" office:value="40.200000000000003" table:formula="msoxl:=SUM(S8,U8,W8,Y8)" table:style-name="ce10">
            <text:p>40</text:p>
          </table:table-cell>
          <table:table-cell office:value-type="float" office:value="1393" table:formula="msoxl:=P8+Z8" table:content-validation-name="val1" table:style-name="ce12">
            <text:p>1,393</text:p>
          </table:table-cell>
          <table:table-cell office:value-type="float" office:value="1314.9" table:formula="msoxl:=Q8+AA8" table:content-validation-name="val1" table:style-name="ce12">
            <text:p>1,315</text:p>
          </table:table-cell>
          <table:table-cell office:value-type="currency" office:value="4784853.0100000259" table:content-validation-name="val3" table:style-name="ce13">
            <text:p>£4,784,853.01</text:p>
          </table:table-cell>
          <table:table-cell office:value-type="currency" office:value="319572.91999999905" table:content-validation-name="val3" table:style-name="ce13">
            <text:p>£319,572.92</text:p>
          </table:table-cell>
          <table:table-cell office:value-type="currency" office:value="200200" table:content-validation-name="val3" table:style-name="ce13">
            <text:p>£200,200.00</text:p>
          </table:table-cell>
          <table:table-cell office:value-type="currency" office:value="11072.80999999999" table:content-validation-name="val3" table:style-name="ce13">
            <text:p>£11,072.81</text:p>
          </table:table-cell>
          <table:table-cell office:value-type="currency" office:value="1054474.4200000032" table:content-validation-name="val3" table:style-name="ce13">
            <text:p>£1,054,474.42</text:p>
          </table:table-cell>
          <table:table-cell office:value-type="currency" office:value="502638.60000000166" table:content-validation-name="val3" table:style-name="ce13">
            <text:p>£502,638.60</text:p>
          </table:table-cell>
          <table:table-cell office:value-type="currency" office:value="6872811.7600000296" table:formula="msoxl:=SUM(AD8:AI8)" table:style-name="ce14">
            <text:p>£6,872,811.76</text:p>
          </table:table-cell>
          <table:table-cell office:value-type="currency" office:value="153521.58000000002" table:content-validation-name="val3" table:style-name="ce15">
            <text:p>£153,521.58</text:p>
          </table:table-cell>
          <table:table-cell office:value-type="currency" office:value="0" table:content-validation-name="val3" table:style-name="ce15">
            <text:p>£0.00</text:p>
          </table:table-cell>
          <table:table-cell office:value-type="currency" office:value="153521.58000000002" table:formula="msoxl:=SUM(AK8:AL8)" table:style-name="ce14">
            <text:p>£153,521.58</text:p>
          </table:table-cell>
          <table:table-cell office:value-type="currency" office:value="7026333.3400000297" table:formula="msoxl:=SUM(AM8,AJ8)" table:style-name="ce14">
            <text:p>£7,026,333.34</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Office of Qualifications &amp; Examinations Regulation</text:p>
          </table:table-cell>
          <table:table-cell office:value-type="string" table:style-name="ce32">
            <text:p>Non-Ministerial Department</text:p>
          </table:table-cell>
          <table:table-cell office:value-type="string" table:style-name="ce36">
            <text:p>Department for Education</text:p>
          </table:table-cell>
          <table:table-cell office:value-type="float" office:value="4" table:style-name="ce29">
            <text:p>4</text:p>
          </table:table-cell>
          <table:table-cell office:value-type="float" office:value="4" table:style-name="ce30">
            <text:p>4.0</text:p>
          </table:table-cell>
          <table:table-cell office:value-type="float" office:value="25" table:style-name="ce29">
            <text:p>25</text:p>
          </table:table-cell>
          <table:table-cell office:value-type="float" office:value="23.82" table:style-name="ce30">
            <text:p>23.8</text:p>
          </table:table-cell>
          <table:table-cell office:value-type="float" office:value="99" table:style-name="ce29">
            <text:p>99</text:p>
          </table:table-cell>
          <table:table-cell office:value-type="float" office:value="98.38" table:style-name="ce30">
            <text:p>98.4</text:p>
          </table:table-cell>
          <table:table-cell office:value-type="float" office:value="51" table:style-name="ce29">
            <text:p>51</text:p>
          </table:table-cell>
          <table:table-cell office:value-type="float" office:value="49.88" table:style-name="ce30">
            <text:p>49.9</text:p>
          </table:table-cell>
          <table:table-cell office:value-type="float" office:value="10" table:style-name="ce29">
            <text:p>10</text:p>
          </table:table-cell>
          <table:table-cell office:value-type="float" office:value="10" table:style-name="ce30">
            <text:p>10.0</text:p>
          </table:table-cell>
          <table:table-cell office:value-type="float" office:value="0" table:style-name="ce29">
            <text:p>0</text:p>
          </table:table-cell>
          <table:table-cell office:value-type="float" office:value="0" table:style-name="ce30">
            <text:p>0.0</text:p>
          </table:table-cell>
          <table:table-cell office:value-type="float" office:value="189" table:formula="msoxl:=SUM(D9,F9,H9,J9,L9,N9)" table:content-validation-name="val1" table:style-name="ce9">
            <text:p>189</text:p>
          </table:table-cell>
          <table:table-cell office:value-type="float" office:value="186.07999999999998" table:formula="msoxl:=SUM(E9,G9,I9,K9,M9,O9)" table:content-validation-name="val1" table:style-name="ce10">
            <text:p>186</text:p>
          </table:table-cell>
          <table:table-cell office:value-type="float" office:value="15" table:style-name="ce29">
            <text:p>15</text:p>
          </table:table-cell>
          <table:table-cell office:value-type="float" office:value="14.39" table:style-name="ce30">
            <text:p>14.4</text:p>
          </table:table-cell>
          <table:table-cell office:value-type="float" office:value="4" table:style-name="ce29">
            <text:p>4</text:p>
          </table:table-cell>
          <table:table-cell office:value-type="float" office:value="3.28" table:style-name="ce30">
            <text:p>3.3</text:p>
          </table:table-cell>
          <table:table-cell office:value-type="float" office:value="13" table:style-name="ce29">
            <text:p>13</text:p>
          </table:table-cell>
          <table:table-cell office:value-type="float" office:value="12" table:style-name="ce30">
            <text:p>12.0</text:p>
          </table:table-cell>
          <table:table-cell office:value-type="float" office:value="0" table:style-name="ce29">
            <text:p>0</text:p>
          </table:table-cell>
          <table:table-cell office:value-type="float" office:value="0" table:style-name="ce30">
            <text:p>0.0</text:p>
          </table:table-cell>
          <table:table-cell office:value-type="float" office:value="32" table:formula="msoxl:=SUM(R9,T9,V9,X9,)" table:style-name="ce11">
            <text:p>32</text:p>
          </table:table-cell>
          <table:table-cell office:value-type="float" office:value="29.67" table:formula="msoxl:=SUM(S9,U9,W9,Y9)" table:style-name="ce10">
            <text:p>30</text:p>
          </table:table-cell>
          <table:table-cell office:value-type="float" office:value="221" table:formula="msoxl:=P9+Z9" table:content-validation-name="val1" table:style-name="ce12">
            <text:p>221</text:p>
          </table:table-cell>
          <table:table-cell office:value-type="float" office:value="215.75" table:formula="msoxl:=Q9+AA9" table:content-validation-name="val1" table:style-name="ce12">
            <text:p>216</text:p>
          </table:table-cell>
          <table:table-cell office:value-type="currency" office:value="699750" table:content-validation-name="val3" table:style-name="ce13">
            <text:p>£699,750.00</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524" table:content-validation-name="val3" table:style-name="ce13">
            <text:p>£524.00</text:p>
          </table:table-cell>
          <table:table-cell office:value-type="currency" office:value="124749" table:content-validation-name="val3" table:style-name="ce13">
            <text:p>£124,749.00</text:p>
          </table:table-cell>
          <table:table-cell office:value-type="currency" office:value="65086" table:content-validation-name="val3" table:style-name="ce13">
            <text:p>£65,086.00</text:p>
          </table:table-cell>
          <table:table-cell office:value-type="currency" office:value="890109" table:formula="msoxl:=SUM(AD9:AI9)" table:style-name="ce14">
            <text:p>£890,109.00</text:p>
          </table:table-cell>
          <table:table-cell office:value-type="currency" office:value="195082" table:content-validation-name="val3" table:style-name="ce15">
            <text:p>£195,082.00</text:p>
          </table:table-cell>
          <table:table-cell office:value-type="currency" office:value="0" table:content-validation-name="val3" table:style-name="ce15">
            <text:p>£0.00</text:p>
          </table:table-cell>
          <table:table-cell office:value-type="currency" office:value="195082" table:formula="msoxl:=SUM(AK9:AL9)" table:style-name="ce14">
            <text:p>£195,082.00</text:p>
          </table:table-cell>
          <table:table-cell office:value-type="currency" office:value="1085191" table:formula="msoxl:=SUM(AM9,AJ9)" table:style-name="ce14">
            <text:p>£1,085,191.00</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The Office of the Children's Commissioner</text:p>
          </table:table-cell>
          <table:table-cell office:value-type="string" table:style-name="ce32">
            <text:p>Executive Non-Departmental Public Body</text:p>
          </table:table-cell>
          <table:table-cell office:value-type="string" table:style-name="ce36">
            <text:p>Department for Education</text:p>
          </table:table-cell>
          <table:table-cell office:value-type="float" office:value="1" table:style-name="ce29">
            <text:p>1</text:p>
          </table:table-cell>
          <table:table-cell office:value-type="float" office:value="1" table:style-name="ce30">
            <text:p>1.0</text:p>
          </table:table-cell>
          <table:table-cell office:value-type="float" office:value="7" table:style-name="ce29">
            <text:p>7</text:p>
          </table:table-cell>
          <table:table-cell office:value-type="float" office:value="7" table:style-name="ce30">
            <text:p>7.0</text:p>
          </table:table-cell>
          <table:table-cell office:value-type="float" office:value="9" table:style-name="ce29">
            <text:p>9</text:p>
          </table:table-cell>
          <table:table-cell office:value-type="float" office:value="8" table:style-name="ce30">
            <text:p>8.0</text:p>
          </table:table-cell>
          <table:table-cell office:value-type="float" office:value="11" table:style-name="ce29">
            <text:p>11</text:p>
          </table:table-cell>
          <table:table-cell office:value-type="float" office:value="8.4" table:style-name="ce30">
            <text:p>8.4</text:p>
          </table:table-cell>
          <table:table-cell office:value-type="float" office:value="2" table:style-name="ce29">
            <text:p>2</text:p>
          </table:table-cell>
          <table:table-cell office:value-type="float" office:value="2" table:style-name="ce30">
            <text:p>2.0</text:p>
          </table:table-cell>
          <table:table-cell office:value-type="float" office:value="0" table:style-name="ce29">
            <text:p>0</text:p>
          </table:table-cell>
          <table:table-cell office:value-type="float" office:value="0" table:style-name="ce30">
            <text:p>0.0</text:p>
          </table:table-cell>
          <table:table-cell office:value-type="float" office:value="30" table:formula="msoxl:=SUM(D10,F10,H10,J10,L10,N10)" table:content-validation-name="val1" table:style-name="ce9">
            <text:p>30</text:p>
          </table:table-cell>
          <table:table-cell office:value-type="float" office:value="26.4" table:formula="msoxl:=SUM(E10,G10,I10,K10,M10,O10)" table:content-validation-name="val1" table:style-name="ce10">
            <text:p>26</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0" table:formula="msoxl:=SUM(R10,T10,V10,X10,)" table:style-name="ce11">
            <text:p>0</text:p>
          </table:table-cell>
          <table:table-cell office:value-type="float" office:value="0" table:formula="msoxl:=SUM(S10,U10,W10,Y10)" table:style-name="ce10">
            <text:p>0</text:p>
          </table:table-cell>
          <table:table-cell office:value-type="float" office:value="30" table:formula="msoxl:=P10+Z10" table:content-validation-name="val1" table:style-name="ce12">
            <text:p>30</text:p>
          </table:table-cell>
          <table:table-cell office:value-type="float" office:value="26.4" table:formula="msoxl:=Q10+AA10" table:content-validation-name="val1" table:style-name="ce12">
            <text:p>26</text:p>
          </table:table-cell>
          <table:table-cell office:value-type="currency" office:value="111893.42" table:content-validation-name="val3" table:style-name="ce13">
            <text:p>£111,893.42</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23185.279999999999" table:content-validation-name="val3" table:style-name="ce13">
            <text:p>£23,185.28</text:p>
          </table:table-cell>
          <table:table-cell office:value-type="currency" office:value="10248.960000000001" table:content-validation-name="val3" table:style-name="ce13">
            <text:p>£10,248.96</text:p>
          </table:table-cell>
          <table:table-cell office:value-type="currency" office:value="145327.66" table:formula="msoxl:=SUM(AD10:AI10)" table:style-name="ce14">
            <text:p>£145,327.66</text:p>
          </table:table-cell>
          <table:table-cell office:value-type="currency" office:value="0" table:content-validation-name="val3" table:style-name="ce15">
            <text:p>£0.00</text:p>
          </table:table-cell>
          <table:table-cell office:value-type="currency" office:value="0" table:content-validation-name="val3" table:style-name="ce15">
            <text:p>£0.00</text:p>
          </table:table-cell>
          <table:table-cell office:value-type="currency" office:value="0" table:formula="msoxl:=SUM(AK10:AL10)" table:style-name="ce14">
            <text:p>£0.00</text:p>
          </table:table-cell>
          <table:table-cell office:value-type="currency" office:value="145327.66" table:formula="msoxl:=SUM(AM10,AJ10)" table:style-name="ce14">
            <text:p>£145,327.66</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0" table:style-name="ro4">
          <table:table-cell table:style-name="ce18"/>
          <table:table-cell table:style-name="ce35"/>
          <table:table-cell table:style-name="ce33"/>
          <table:table-cell table:style-name="ce37"/>
          <table:table-cell table:style-name="ce34"/>
          <table:table-cell table:style-name="ce38"/>
          <table:table-cell table:style-name="ce39"/>
          <table:table-cell table:style-name="ce40"/>
          <table:table-cell table:style-name="ce41"/>
          <table:table-cell table:style-name="ce42"/>
          <table:table-cell table:style-name="ce43"/>
          <table:table-cell table:style-name="ce44"/>
          <table:table-cell table:style-name="ce45"/>
          <table:table-cell table:style-name="ce54"/>
          <table:table-cell table:style-name="ce51"/>
          <table:table-cell table:content-validation-name="val1" table:style-name="ce20"/>
          <table:table-cell table:content-validation-name="val1" table:style-name="ce20"/>
          <table:table-cell table:style-name="ce48"/>
          <table:table-cell table:style-name="ce46"/>
          <table:table-cell table:style-name="ce47"/>
          <table:table-cell table:style-name="ce49"/>
          <table:table-cell table:style-name="ce50"/>
          <table:table-cell table:style-name="ce52"/>
          <table:table-cell table:style-name="ce53"/>
          <table:table-cell table:style-name="ce55"/>
          <table:table-cell table:number-columns-repeated="2" table:style-name="ce21"/>
          <table:table-cell table:content-validation-name="val1" table:style-name="ce22"/>
          <table:table-cell table:content-validation-name="val1" table:style-name="ce22"/>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style-name="ce24"/>
          <table:table-cell table:content-validation-name="val2" table:style-name="ce23"/>
          <table:table-cell table:content-validation-name="val2" table:style-name="ce23"/>
          <table:table-cell table:number-columns-repeated="2" table:style-name="ce24"/>
          <table:table-cell table:content-validation-name="val1" table:style-name="ce2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number-style style:name="N38">
      <number:number number:decimal-places="1" number:min-integer-digits="1" number:grouping="true"/>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currency-style style:name="N41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1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1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date-style style:name="N42">
      <number:day number:style="long"/>
      <number:text>:</number:text>
      <number:hours number:style="long"/>
      <number:text>:</number:text>
      <number:minutes number:style="long"/>
    </number:date-style>
    <number:date-style style:name="N43">
      <number:day-of-week number:style="long"/>
      <number:text>/</number:text>
      <number:month number:style="long"/>
      <number:text>/</number:text>
      <number:year number:style="long"/>
    </number:date-style>
    <number:time-style style:name="N44">
      <number:hours number:style="long"/>
      <number:text>:</number:text>
      <number:minutes number:style="long"/>
    </number:time-style>
    <number:number-style style:name="N45">
      <number:number number:decimal-places="0" number:min-integer-digits="11">
        <number:embedded-text number:position="5">.</number:embedded-text>
        <number:embedded-text number:position="7">.</number:embedded-text>
      </number:number>
    </number:number-style>
    <number:number-style style:name="N46P0">
      <number:number number:decimal-places="2" number:min-integer-digits="1" number:grouping="true"/>
    </number:number-style>
    <number:number-style style:name="N46">
      <style:text-properties fo:color="#FF0000"/>
      <number:text>-</number:text>
      <number:number number:decimal-places="2" number:min-integer-digits="1" number:grouping="true"/>
      <style:map style:condition="value()&gt;=0" style:apply-style-name="N46P0"/>
    </number:number-style>
    <number:number-style style:name="N47">
      <number:number number:decimal-places="0" number:min-integer-digits="11">
        <number:embedded-text number:position="5"> </number:embedded-text>
      </number:number>
    </number:number-style>
    <number:number-style style:name="N48P0">
      <number:number number:decimal-places="0" number:min-integer-digits="4"/>
    </number:number-style>
    <number:number-style style:name="N48">
      <number:number number:min-integer-digits="1"/>
      <style:map style:condition="value()&lt;=9999" style:apply-style-name="N48P0"/>
    </number:number-style>
    <number:number-style style:name="N49P0">
      <number:text>N-</number:text>
      <number:number number:decimal-places="0" number:min-integer-digits="4"/>
    </number:number-style>
    <number:number-style style:name="N49">
      <number:number number:min-integer-digits="1"/>
      <style:map style:condition="value()&lt;=9999" style:apply-style-name="N49P0"/>
    </number:number-style>
    <number:text-style style:name="N50P0"/>
    <number:text-style style:name="N50P1"/>
    <number:text-style style:name="N50P2"/>
    <number:text-style style:name="N50">
      <style:map style:condition="value()&gt;0" style:apply-style-name="N50P0"/>
      <style:map style:condition="value()&lt;0" style:apply-style-name="N50P1"/>
      <style:map style:condition="value()=0" style:apply-style-name="N50P2"/>
    </number:text-style>
    <number:text-style style:name="N51P0"/>
    <number:text-style style:name="N51P1"/>
    <number:text-style style:name="N51">
      <style:map style:condition="value()&gt;0" style:apply-style-name="N51P0"/>
      <style:map style:condition="value()&lt;0" style:apply-style-name="N51P1"/>
    </number:text-style>
    <number:number-style style:name="N52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52">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52P0"/>
    </number:number-style>
    <number:time-style style:name="N53" number:truncate-on-overflow="false">
      <number:hours/>
      <number:text>:</number:text>
      <number:minutes number:style="long"/>
    </number:time-style>
    <number:time-style style:name="N54" number:truncate-on-overflow="false">
      <number:hours number:style="long"/>
      <number:text>:</number:text>
      <number:minutes number:style="long"/>
    </number:time-style>
    <number:number-style style:name="N55">
      <number:number number:decimal-places="0" number:min-integer-digits="2"/>
    </number:number-style>
    <number:number-style style:name="N56">
      <number:number number:decimal-places="0" number:min-integer-digits="3"/>
    </number:number-style>
    <number:number-style style:name="N57">
      <number:number number:decimal-places="0" number:min-integer-digits="1" number:grouping="true" number:display-factor="1000"/>
    </number:number-style>
    <number:number-style style:name="N58P0">
      <style:text-properties fo:color="#0000FF"/>
      <number:number number:decimal-places="2" number:min-integer-digits="1" number:grouping="true"/>
    </number:number-style>
    <number:number-style style:name="N58P1">
      <style:text-properties fo:color="#FF0000"/>
      <number:text>-</number:text>
      <number:number number:decimal-places="2" number:min-integer-digits="1" number:grouping="true"/>
    </number:number-style>
    <number:number-style style:name="N58">
      <number:number number:decimal-places="2" number:min-integer-digits="1"/>
      <style:map style:condition="value()&gt;0" style:apply-style-name="N58P0"/>
      <style:map style:condition="value()&lt;0" style:apply-style-name="N58P1"/>
    </number:number-style>
    <number:number-style style:name="N59P0">
      <number:text>kr</number:text>
      <number:number number:decimal-places="0" number:min-integer-digits="1" number:grouping="true" number:display-factor="1000"/>
    </number:number-style>
    <number:number-style style:name="N59">
      <number:text>kr-</number:text>
      <number:number number:decimal-places="0" number:min-integer-digits="1" number:grouping="true" number:display-factor="1000"/>
      <style:map style:condition="value()&gt;=0" style:apply-style-name="N59P0"/>
    </number:number-style>
    <number:number-style style:name="N60P0">
      <style:text-properties fo:color="#0000FF"/>
      <number:text>kr</number:text>
      <number:number number:decimal-places="2" number:min-integer-digits="1" number:grouping="true"/>
    </number:number-style>
    <number:number-style style:name="N60P1">
      <style:text-properties fo:color="#FF0000"/>
      <number:text>kr-</number:text>
      <number:number number:decimal-places="2" number:min-integer-digits="1" number:grouping="true"/>
    </number:number-style>
    <number:number-style style:name="N60">
      <number:number number:decimal-places="2" number:min-integer-digits="1"/>
      <style:map style:condition="value()&gt;0" style:apply-style-name="N60P0"/>
      <style:map style:condition="value()&lt;0" style:apply-style-name="N60P1"/>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f1" style:family="table-cell" style:data-style-name="N0">
      <style:table-cell-properties fo:background-color="#FF0000"/>
    </style:style>
    <style:style style:name="cf2" style:family="table-cell" style:data-style-name="N0">
      <style:table-cell-properties fo:background-color="#FF0000"/>
    </style:style>
    <style:style style:name="Comma_32_2" style:display-name="Comma 2" style:family="table-cell" style:data-style-name="N40"/>
    <style:style style:name="Comma_32_3" style:display-name="Comma 3" style:family="table-cell" style:data-style-name="N40"/>
    <style:style style:name="Comma_32_4" style:display-name="Comma 4" style:family="table-cell" style:data-style-name="N40"/>
    <style:style style:name="Comma_32_5" style:display-name="Comma 5" style:family="table-cell" style:data-style-name="N40"/>
    <style:style style:name="Comma_32_5_32_2" style:display-name="Comma 5 2" style:family="table-cell" style:data-style-name="N40"/>
    <style:style style:name="Comma_32_6" style:display-name="Comma 6" style:family="table-cell" style:data-style-name="N40"/>
    <style:style style:name="Comma_32_7" style:display-name="Comma 7" style:family="table-cell" style:data-style-name="N40"/>
    <style:style style:name="Currency_32_2" style:display-name="Currency 2" style:family="table-cell" style:data-style-name="N41"/>
    <style:style style:name="DagerOgTimer" style:family="table-cell" style:data-style-name="N42"/>
    <style:style style:name="DagOgDato" style:family="table-cell" style:data-style-name="N43"/>
    <style:style style:name="DagOgDatoLang" style:family="table-cell" style:data-style-name="N43"/>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44"/>
    <style:style style:name="Konto" style:family="table-cell" style:data-style-name="N45"/>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46">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PersonNr" style:family="table-cell" style:data-style-name="N47"/>
    <style:style style:name="PostNr" style:family="table-cell" style:data-style-name="N48"/>
    <style:style style:name="PostNrNorge" style:family="table-cell" style:data-style-name="N49"/>
    <style:style style:name="SkjulAlt" style:family="table-cell" style:data-style-name="N50"/>
    <style:style style:name="SkjulTall" style:family="table-cell" style:data-style-name="N51"/>
    <style:style style:name="Telefon" style:family="table-cell" style:data-style-name="N52"/>
    <style:style style:name="Timer1" style:family="table-cell" style:data-style-name="N53"/>
    <style:style style:name="Timer2" style:family="table-cell" style:data-style-name="N54"/>
    <style:style style:name="ToSiffer" style:family="table-cell" style:data-style-name="N55"/>
    <style:style style:name="TreSiffer" style:family="table-cell" style:data-style-name="N56"/>
    <style:style style:name="Tusenskille1000" style:family="table-cell" style:data-style-name="N57"/>
    <style:style style:name="TusenskilleFarger" style:family="table-cell" style:data-style-name="N58"/>
    <style:style style:name="Valuta1000" style:family="table-cell" style:data-style-name="N59"/>
    <style:style style:name="ValutaFarger" style:family="table-cell" style:data-style-name="N60"/>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Hannah Braine</meta:initial-creator>
    <dc:creator>BURNETT, Lynne</dc:creator>
    <meta:creation-date>2011-03-30T15:28:39Z</meta:creation-date>
    <dc:date>2015-02-10T10:52:08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a265044b-e7ee-4772-8713-3406c630a19a</meta:user-defined>
    <meta:user-defined meta:name="SV_QUERY_LIST_4F35BF76-6C0D-4D9B-82B2-816C12CF3733">empty_477D106A-C0D6-4607-AEBD-E2C9D60EA279</meta:user-defined>
  </office:meta>
</office:document-meta>
</file>